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ru" fo:country="RU" officeooo:rsid="0012cb61" officeooo:paragraph-rsid="0015798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officeooo:rsid="00157989" officeooo:paragraph-rsid="0015798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6pt" fo:language="ru" fo:country="RU" officeooo:rsid="0012cb61" officeooo:paragraph-rsid="0012cb6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ru" fo:country="RU" officeooo:rsid="0012cb61" officeooo:paragraph-rsid="00135a45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officeooo:rsid="0012cb61" officeooo:paragraph-rsid="0012cb61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language="ru" fo:country="RU" officeooo:rsid="00135a45" officeooo:paragraph-rsid="00135a45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fo:language="ru" fo:country="RU" officeooo:rsid="0016a7e1" officeooo:paragraph-rsid="0016a7e1" style:font-size-asian="16pt" style:font-size-complex="16pt"/>
    </style:style>
    <style:style style:name="P8" style:family="paragraph" style:parent-style-name="Standard" style:list-style-name="L1">
      <style:paragraph-properties fo:text-align="center" style:justify-single-word="false"/>
      <style:text-properties fo:font-size="16pt" fo:language="ru" fo:country="RU" officeooo:rsid="0012cb61" officeooo:paragraph-rsid="0012cb61" style:font-size-asian="16pt" style:font-size-complex="16pt"/>
    </style:style>
    <style:style style:name="P9" style:family="paragraph" style:parent-style-name="Standard" style:list-style-name="L1">
      <style:paragraph-properties fo:text-align="center" style:justify-single-word="false"/>
      <style:text-properties fo:font-size="16pt" fo:language="ru" fo:country="RU" officeooo:rsid="00157989" officeooo:paragraph-rsid="00157989" style:font-size-asian="16pt" style:font-size-complex="16pt"/>
    </style:style>
    <style:style style:name="P10" style:family="paragraph" style:parent-style-name="Standard" style:list-style-name="L2">
      <style:paragraph-properties fo:text-align="center" style:justify-single-word="false"/>
      <style:text-properties fo:font-size="16pt" fo:language="ru" fo:country="RU" officeooo:rsid="00157989" officeooo:paragraph-rsid="00157989" style:font-size-asian="16pt" style:font-size-complex="16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6pt" fo:language="ru" fo:country="RU" officeooo:rsid="00157989" officeooo:paragraph-rsid="00157989" style:font-size-asian="16pt" style:font-size-complex="16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fo:language="ru" fo:country="RU" officeooo:rsid="00157989" officeooo:paragraph-rsid="00157989" style:font-size-asian="16pt" style:font-size-complex="16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6pt" fo:language="ru" fo:country="RU" officeooo:rsid="00135a45" officeooo:paragraph-rsid="00135a45" style:font-size-asian="16pt" style:font-size-complex="16pt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6pt" fo:language="ru" fo:country="RU" officeooo:rsid="001531c2" officeooo:paragraph-rsid="001531c2" style:font-size-asian="16pt" style:font-size-complex="16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6pt" fo:language="ru" fo:country="RU" officeooo:rsid="0016a7e1" officeooo:paragraph-rsid="0016a7e1" style:font-size-asian="16pt" style:font-size-complex="16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6pt" fo:language="ru" fo:country="RU" officeooo:rsid="001771ef" officeooo:paragraph-rsid="001771ef" style:font-size-asian="16pt" style:font-size-complex="16pt"/>
    </style:style>
    <style:style style:name="P17" style:family="paragraph" style:parent-style-name="Standard" style:list-style-name="L1">
      <style:paragraph-properties fo:text-align="center" style:justify-single-word="false"/>
      <style:text-properties fo:font-size="16pt" fo:language="ru" fo:country="RU" officeooo:rsid="001771ef" officeooo:paragraph-rsid="001771ef" style:font-size-asian="16pt" style:font-size-complex="16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6pt" fo:language="ru" fo:country="RU" officeooo:rsid="00193283" officeooo:paragraph-rsid="00193283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4pt" fo:language="ru" fo:country="RU" officeooo:rsid="0012cb61" officeooo:paragraph-rsid="0012cb61" style:font-size-asian="12.25pt" style:font-size-complex="14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fo:language="ru" fo:country="RU" officeooo:rsid="00157989" officeooo:paragraph-rsid="00157989" style:font-size-asian="14pt" style:font-size-complex="14pt"/>
    </style:style>
    <style:style style:name="T1" style:family="text">
      <style:text-properties officeooo:rsid="001531c2"/>
    </style:style>
    <style:style style:name="T2" style:family="text">
      <style:text-properties officeooo:rsid="001771ef"/>
    </style:style>
    <style:style style:name="T3" style:family="text">
      <style:text-properties officeooo:rsid="001932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3220461" text:style-name="L1">
        <text:list-item>
          <text:p text:style-name="P8">Описание условия задачи</text:p>
          <text:p text:style-name="P8"/>
        </text:list-item>
      </text:list>
      <text:p text:style-name="P19">Создать таблицу, содержащую не менее 40 записей с вариантной частью. Произвести поиск информации по вариантному полю. Упорядочить таблицу, по возрастанию ключей (где ключ — любое невариантное поле по выбору программиста), используя а) исходную таблицу; б) Массив ключей, использую 2 разных алг. Сортировки. Оценить эффективность этих алгоритмов (по времени и по используемому объему памяти) при различной реализации программы, то есть в случаях а) и б). Обосновать выбор алгоритма сортировки. Оценка эффективности должна быть относительной (в %)</text:p>
      <text:p text:style-name="P19"/>
      <text:list xml:id="list100438193688990" text:continue-numbering="true" text:style-name="L1">
        <text:list-item>
          <text:p text:style-name="P9">ТЗ</text:p>
        </text:list-item>
      </text:list>
      <text:p text:style-name="P1">Ввести список литературы, содержащий фамилию автора,</text:p>
      <text:p text:style-name="P1">название книги, издательство, количество страниц, вид</text:p>
      <text:p text:style-name="P1">литературы (1: техническая – отрасль, отечественная, переводная,</text:p>
      <text:p text:style-name="P1">год издания; 2: художественная – роман, пьеса, стихи; 3: детская –</text:p>
      <text:p text:style-name="P1">сказки, стихи). Вывести список отечественной технической</text:p>
      <text:p text:style-name="P1">литературы по указанной отрасли.</text:p>
      <text:p text:style-name="P1"/>
      <text:p text:style-name="P2">Входный данные:</text:p>
      <text:p text:style-name="P2">Файл формата *.CSV содержащий в себе данные книг</text:p>
      <text:p text:style-name="P2"/>
      <text:p text:style-name="P2">Результат:</text:p>
      <text:p text:style-name="P2">Изменненый файл в формате *.CSV в случаи добаления или удаления элементы из библиотеки</text:p>
      <text:p text:style-name="P2"/>
      <text:p text:style-name="P2">Способ обращения к программе: Консоль</text:p>
      <text:p text:style-name="P2"/>
      <text:p text:style-name="P2">Возможные аварийные ситуации:</text:p>
      <text:list xml:id="list1060611039" text:style-name="L2">
        <text:list-item>
          <text:p text:style-name="P20">Отсутсвие входного файла</text:p>
        </text:list-item>
        <text:list-item>
          <text:p text:style-name="P20">Неверный выбор команд</text:p>
          <text:p text:style-name="P20"/>
        </text:list-item>
      </text:list>
      <text:p text:style-name="P2"/>
      <text:list xml:id="list100438210133821" text:continue-numbering="true" text:style-name="L2">
        <text:list-item>
          <text:p text:style-name="P10">Описание внутренних структур данных</text:p>
          <text:p text:style-name="P10"/>
        </text:list-item>
      </text:list>
      <text:p text:style-name="P6">Структуры:</text:p>
      <text:list xml:id="list2223073180" text:style-name="L3">
        <text:list-item>
          <text:p text:style-name="P13">Library — основная структура данных, представляющая собой библиотеку книг</text:p>
          <text:list>
            <text:list-item>
              <text:p text:style-name="P13">books — массив типа Book размера LIBRARY_MAX_SIZE;</text:p>
            </text:list-item>
            <text:list-item>
              <text:p text:style-name="P13">Keys — массив типа Key размера LIBRARY_MAX_SIZE;</text:p>
            </text:list-item>
            <text:list-item>
              <text:p text:style-name="P13">bookCout — переменная указывающая на количество элементов в данной структуре</text:p>
              <text:p text:style-name="P13"/>
            </text:list-item>
          </text:list>
        </text:list-item>
        <text:list-item>
          <text:p text:style-name="P13"><text:soft-page-break/>Book — структура представлющая собой книгу с вариантной частью</text:p>
          <text:list>
            <text:list-item>
              <text:p text:style-name="P13"><text:s/><text:span text:style-name="T1">bookName — массив символов чар. Представляет из себя название книги</text:span></text:p>
            </text:list-item>
            <text:list-item>
              <text:p text:style-name="P14">author — массив символов чар. Представляет из себя имя автора</text:p>
            </text:list-item>
            <text:list-item>
              <text:p text:style-name="P14">publisher — массив символов чар. Представляет собой название органиции публикающей данную книгу</text:p>
            </text:list-item>
            <text:list-item>
              <text:p text:style-name="P14">pageCout — переменна указывающая сколько данная книга имеет страниц</text:p>
            </text:list-item>
            <text:list-item>
              <text:p text:style-name="P14">bookType — переменная указывающая к какому типу относится книга(0 — тех; 1 — Худ; 2 — Детская) тип enum BOOK_TYPE</text:p>
            </text:list-item>
            <text:list-item>
              <text:p text:style-name="P14">type — вариантная часть книги типа BookType</text:p>
              <text:p text:style-name="P14"/>
            </text:list-item>
          </text:list>
        </text:list-item>
        <text:list-item>
          <text:p text:style-name="P13">Key — <text:span text:style-name="T1">стуктура данных представляющая собой ключ книги</text:span></text:p>
          <text:list>
            <text:list-item>
              <text:p text:style-name="P14">int index — индекс книги в таблице книг</text:p>
            </text:list-item>
            <text:list-item>
              <text:p text:style-name="P14">int page — количество страниц</text:p>
              <text:p text:style-name="P14"/>
            </text:list-item>
          </text:list>
        </text:list-item>
        <text:list-item>
          <text:p text:style-name="P13">TechBook — <text:span text:style-name="T1">структура данных представляющая собой вариантную часть технической книги.</text:span></text:p>
          <text:list>
            <text:list-item>
              <text:p text:style-name="P14">TECH_TYPE bookType — Тип технической литературы (0 — российская; 1 — переводная)</text:p>
            </text:list-item>
            <text:list-item>
              <text:p text:style-name="P14">int year — год издния книги</text:p>
              <text:p text:style-name="P14"/>
            </text:list-item>
          </text:list>
        </text:list-item>
        <text:list-item>
          <text:p text:style-name="P13">ArtBook — <text:span text:style-name="T1">структура данных представляющая собой вариантную часть художествкнной литературу</text:span></text:p>
          <text:list>
            <text:list-item>
              <text:p text:style-name="P14">ART_TYPE bookType — тип художественной литературу (0 — Рассказ; 1 — Пьеса; 2 — Поэма)</text:p>
              <text:p text:style-name="P14"/>
            </text:list-item>
          </text:list>
        </text:list-item>
        <text:list-item>
          <text:p text:style-name="P13">ChildBook — <text:span text:style-name="T1">структура данных представляющая собой вариантную часть детской литературу</text:span></text:p>
          <text:list>
            <text:list-item>
              <text:p text:style-name="P11">CHILD_TYPE bookType — тип детской литературы (0 — детская поэма; 1 — сказки)</text:p>
            </text:list-item>
          </text:list>
        </text:list-item>
      </text:list>
      <text:p text:style-name="P4"/>
      <text:list xml:id="list100438586001189" text:continue-list="list100438193688990" text:style-name="L1">
        <text:list-item>
          <text:p text:style-name="P8">Описание алгортмов</text:p>
        </text:list-item>
      </text:list>
      <text:p text:style-name="P5"/>
      <text:list xml:id="list100438052130645" text:continue-numbering="true" text:style-name="L1">
        <text:list-item>
          <text:list>
            <text:list-item>
              <text:p text:style-name="P12">Добавление элемента</text:p>
              <text:list>
                <text:list-item>
                  <text:p text:style-name="P15">Запрос названия книги</text:p>
                </text:list-item>
                <text:list-item>
                  <text:p text:style-name="P15"><text:soft-page-break/>Запрос Автора</text:p>
                </text:list-item>
                <text:list-item>
                  <text:p text:style-name="P15">Запрос издателя</text:p>
                </text:list-item>
                <text:list-item>
                  <text:p text:style-name="P15">Запрос количества страниц</text:p>
                </text:list-item>
                <text:list-item>
                  <text:p text:style-name="P15">Запрос у пользователя тип книги</text:p>
                </text:list-item>
                <text:list-item>
                  <text:p text:style-name="P15">Если</text:p>
                  <text:list>
                    <text:list-item>
                      <text:p text:style-name="P15">Если книга технического типа</text:p>
                      <text:list>
                        <text:list-item>
                          <text:p text:style-name="P15">Запрос типа технической литерату</text:p>
                        </text:list-item>
                        <text:list-item>
                          <text:p text:style-name="P15">Запрос года книги</text:p>
                        </text:list-item>
                      </text:list>
                    </text:list-item>
                    <text:list-item>
                      <text:p text:style-name="P15">Если книга художественная</text:p>
                      <text:list>
                        <text:list-item>
                          <text:p text:style-name="P15">Запрос типа художественной литературы</text:p>
                        </text:list-item>
                      </text:list>
                    </text:list-item>
                    <text:list-item>
                      <text:p text:style-name="P15">Если книга детская</text:p>
                      <text:list>
                        <text:list-item>
                          <text:p text:style-name="P15">Запрос типа детской литературы</text:p>
                        </text:list-item>
                      </text:list>
                    </text:list-item>
                  </text:list>
                </text:list-item>
                <text:list-item>
                  <text:p text:style-name="P15">Перенос полученных данных в таблицу</text:p>
                </text:list-item>
              </text:list>
            </text:list-item>
          </text:list>
        </text:list-item>
      </text:list>
      <text:p text:style-name="P3"/>
      <text:list xml:id="list100438477998235" text:continue-numbering="true" text:style-name="L1">
        <text:list-item>
          <text:p text:style-name="P8">Оценка эффективност</text:p>
          <text:p text:style-name="P8"/>
          <text:p text:style-name="P8">Выборка сделана для 1000эл.</text:p>
          <text:list>
            <text:list-item>
              <text:p text:style-name="P15">Быстрая сортировка</text:p>
              <text:list>
                <text:list-item>
                  <text:p text:style-name="P15">Таблица ключей 0.000111 сек</text:p>
                </text:list-item>
                <text:list-item>
                  <text:p text:style-name="P15">Таблица Книг 0.000126</text:p>
                </text:list-item>
              </text:list>
            </text:list-item>
            <text:list-item>
              <text:p text:style-name="P15">Сортировка пузырьком</text:p>
              <text:list>
                <text:list-item>
                  <text:p text:style-name="P15">Таблица ключей: 0.000111</text:p>
                </text:list-item>
                <text:list-item>
                  <text:p text:style-name="P15">Таблица книг: 0.000493</text:p>
                </text:list-item>
              </text:list>
            </text:list-item>
            <text:list-item>
              <text:p text:style-name="P15">Процентное соотношение</text:p>
              <text:list>
                <text:list-item>
                  <text:p text:style-name="P15"><text:s/><text:span text:style-name="T2">Пузырьковая: Сортировка таблицы ключей в 444% процента оказалась эффективнее сортировки таблицы книг</text:span></text:p>
                </text:list-item>
                <text:list-item>
                  <text:p text:style-name="P16">Быстрая: Сортировка таблицы ключей 101%</text:p>
                </text:list-item>
              </text:list>
            </text:list-item>
          </text:list>
        </text:list-item>
      </text:list>
      <text:p text:style-name="P7"/>
      <text:p text:style-name="P5"/>
      <text:list xml:id="list100439202092533" text:continue-numbering="true" text:style-name="L1">
        <text:list-item>
          <text:p text:style-name="P8">Вывод</text:p>
        </text:list-item>
        <text:list-item>
          <text:p text:style-name="P17">Контрольные вопросы</text:p>
          <text:list>
            <text:list-item>
              <text:p text:style-name="P16">Как выделяется память под вариантную часть?</text:p>
              <text:list>
                <text:list-item>
                  <text:p text:style-name="P16">Все зависит от языка. В нашем случаи это был язык Си. В языке Си память под вариантную часть выделяется с помощью типа данных Union. Если в юнион находится элементы разных размеров, то берется наибольший из них.</text:p>
                  <text:p text:style-name="P16"/>
                </text:list-item>
              </text:list>
            </text:list-item>
            <text:list-item>
              <text:p text:style-name="P16">Что будет, если в вариантную часть ввести данные, несоответствующие описанным?</text:p>
              <text:list>
                <text:list-item>
                  <text:p text:style-name="P16"><text:soft-page-break/>Все зависит от типа дыннх которые введут. Но в основном это будет приводить к ошибке или потери точности</text:p>
                  <text:p text:style-name="P16"/>
                </text:list-item>
              </text:list>
            </text:list-item>
            <text:list-item>
              <text:p text:style-name="P16">Кто должен следить за правильностью выполнения операций с вариантной частью записи?</text:p>
              <text:list>
                <text:list-item>
                  <text:p text:style-name="P16">За правильностью выполнения операций над вариантной частью полностью ложится на плечи разработчика изпользовавшего данный метод решения.</text:p>
                </text:list-item>
              </text:list>
            </text:list-item>
            <text:list-item>
              <text:p text:style-name="P16">Что представляет собой таблица ключей, зачем она нужна? </text:p>
              <text:list>
                <text:list-item>
                  <text:p text:style-name="P16">Таблица ключей из себя представляет массив структур данных в которых содержится индекс\указатель на элемент в основной таблице и сам ключ по которому производися сортировка. Таблица ключей для ускорения сортировки таблиц.</text:p>
                </text:list-item>
              </text:list>
            </text:list-item>
            <text:list-item>
              <text:p text:style-name="P16">В каких случаях эффективнее обрабатывать данные в самой таблице, а когда использовать таблицу ключей?</text:p>
              <text:list>
                <text:list-item>
                  <text:p text:style-name="P16">Случай один, когда затраты на таблицу ключ<text:span text:style-name="T3">ей стоят выигранного времени и памяти.</text:span></text:p>
                  <text:p text:style-name="P16"/>
                </text:list-item>
              </text:list>
            </text:list-item>
            <text:list-item>
              <text:p text:style-name="P16">Какие спосбо сортировки предпочтительнее для обработки таблиц и почему?</text:p>
              <text:list>
                <text:list-item>
                  <text:p text:style-name="P18">Так как таблицы предпологают под собой огромное количество данных, то предпочительнее использовать сортировки которые проверяют данных на отнсительно больших данных и совершают наименьшее количетсво перестановок.</text:p>
                </text:list-item>
              </text:list>
            </text:list-item>
          </text:list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4:54:55.232111526</meta:creation-date>
    <dc:date>2018-12-10T10:04:37.299887342</dc:date>
    <meta:editing-duration>PT1H36M56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4" meta:paragraph-count="81" meta:word-count="690" meta:character-count="4872" meta:non-whitespace-character-count="4291"/>
  </office:meta>
</office:document-meta>
</file>